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2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23cm"/>
    </style:style>
    <style:style style:name="co11" style:family="table-column">
      <style:table-column-properties fo:break-before="auto" style:column-width="2.355cm"/>
    </style:style>
    <style:style style:name="co12" style:family="table-column">
      <style:table-column-properties fo:break-before="auto" style:column-width="0.37cm"/>
    </style:style>
    <style:style style:name="co13" style:family="table-column">
      <style:table-column-properties fo:break-before="auto" style:column-width="2.11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694cm"/>
    </style:style>
    <style:style style:name="co16" style:family="table-column">
      <style:table-column-properties fo:break-before="auto" style:column-width="7.031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8.026cm"/>
    </style:style>
    <style:style style:name="co20" style:family="table-column">
      <style:table-column-properties fo:break-before="auto" style:column-width="11.873cm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2.17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8.687cm"/>
    </style:style>
    <style:style style:name="co25" style:family="table-column">
      <style:table-column-properties fo:break-before="auto" style:column-width="12.968cm"/>
    </style:style>
    <style:style style:name="co26" style:family="table-column">
      <style:table-column-properties fo:break-before="auto" style:column-width="1.6cm"/>
    </style:style>
    <style:style style:name="co27" style:family="table-column">
      <style:table-column-properties fo:break-before="auto" style:column-width="3.129cm"/>
    </style:style>
    <style:style style:name="co28" style:family="table-column">
      <style:table-column-properties fo:break-before="auto" style:column-width="1.117cm"/>
    </style:style>
    <style:style style:name="co29" style:family="table-column">
      <style:table-column-properties fo:break-before="auto" style:column-width="3.002cm"/>
    </style:style>
    <style:style style:name="co30" style:family="table-column">
      <style:table-column-properties fo:break-before="auto" style:column-width="2.522cm"/>
    </style:style>
    <style:style style:name="co31" style:family="table-column">
      <style:table-column-properties fo:break-before="auto" style:column-width="1.746cm"/>
    </style:style>
    <style:style style:name="co32" style:family="table-column">
      <style:table-column-properties fo:break-before="auto" style:column-width="14.829cm"/>
    </style:style>
    <style:style style:name="co33" style:family="table-column">
      <style:table-column-properties fo:break-before="auto" style:column-width="2.672cm"/>
    </style:style>
    <style:style style:name="co34" style:family="table-column">
      <style:table-column-properties fo:break-before="auto" style:column-width="2.487cm"/>
    </style:style>
    <style:style style:name="co35" style:family="table-column">
      <style:table-column-properties fo:break-before="auto" style:column-width="2.249cm"/>
    </style:style>
    <style:style style:name="co36" style:family="table-column">
      <style:table-column-properties fo:break-before="auto" style:column-width="2.064cm"/>
    </style:style>
    <style:style style:name="co37" style:family="table-column">
      <style:table-column-properties fo:break-before="auto" style:column-width="2.09cm"/>
    </style:style>
    <style:style style:name="co38" style:family="table-column">
      <style:table-column-properties fo:break-before="auto" style:column-width="18.371cm"/>
    </style:style>
    <style:style style:name="co39" style:family="table-column">
      <style:table-column-properties fo:break-before="auto" style:column-width="0.631cm"/>
    </style:style>
    <style:style style:name="co40" style:family="table-column">
      <style:table-column-properties fo:break-before="auto" style:column-width="2.547cm"/>
    </style:style>
    <style:style style:name="co41" style:family="table-column">
      <style:table-column-properties fo:break-before="auto" style:column-width="1.005cm"/>
    </style:style>
    <style:style style:name="co42" style:family="table-column">
      <style:table-column-properties fo:break-before="auto" style:column-width="3.651cm"/>
    </style:style>
    <style:style style:name="co43" style:family="table-column">
      <style:table-column-properties fo:break-before="auto" style:column-width="1.64cm"/>
    </style:style>
    <style:style style:name="co44" style:family="table-column">
      <style:table-column-properties fo:break-before="auto" style:column-width="2.566cm"/>
    </style:style>
    <style:style style:name="co45" style:family="table-column">
      <style:table-column-properties fo:break-before="auto" style:column-width="2.408cm"/>
    </style:style>
    <style:style style:name="co46" style:family="table-column">
      <style:table-column-properties fo:break-before="auto" style:column-width="3.256cm"/>
    </style:style>
    <style:style style:name="co47" style:family="table-column">
      <style:table-column-properties fo:break-before="auto" style:column-width="3.0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6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ian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13" table:number-columns-repeated="48" table:default-cell-style-name="ce1"/>
        <table:table-row table:style-name="ro1">
          <table:table-cell office:value-type="string" calcext:value-type="string">
            <text:p>Pian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" calcext:value-type="float">
            <text:p>001</text:p>
          </table:table-cell>
          <table:table-cell office:value-type="string" calcext:value-type="string">
            <text:p>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Upright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Mild 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Upright P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Mild Piano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European P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uropean P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d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Piano + Str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ano +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Piano + St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iano+Choir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Piano+Choi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" calcext:value-type="float">
            <text:p>002</text:p>
          </table:table-cell>
          <table:table-cell office:value-type="string" calcext:value-type="string">
            <text:p>Piano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ano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op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Rock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op Piano 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no 2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2w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Rock Piano 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Dance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ance 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" calcext:value-type="float">
            <text:p>003</text:p>
          </table:table-cell>
          <table:table-cell office:value-type="string" calcext:value-type="string">
            <text:p>Piano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ano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3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G+Rhode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G+Rhode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G+Rhode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G+Rhode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G+Rhode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G+Rhode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iano 3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ano 3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3w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" calcext:value-type="float">
            <text:p>004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Honky-tonk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d Up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Tonk w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" calcext:value-type="float">
            <text:p>005</text:p>
          </table:table-cell>
          <table:table-cell office:value-type="string" calcext:value-type="string">
            <text:p>E.Piano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.Piano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.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t.Soft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Soft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Soft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EP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ho. E.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. E.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Silent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entRhod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FM+SA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M+SA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M+SA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1v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Dist E.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 E.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Wurl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url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0'sE.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s E.Piano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Hard 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d 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Mellow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w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" calcext:value-type="float">
            <text:p>006</text:p>
          </table:table-cell>
          <table:table-cell office:value-type="string" calcext:value-type="string">
            <text:p>E.Piano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.Pian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.Pian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.Pian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etuned EP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etuned EP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etuned E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EP2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etuned EP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EP Le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t.FM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2v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d FM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d 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EP Ph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7" calcext:value-type="float">
            <text:p>007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Harpsichord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psichord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Harpsichor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upled Hps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oupled Hp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oupled Hp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oupled Hps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ynth Harps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Harps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8" calcext:value-type="float">
            <text:p>008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lav.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Atk Clav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Atk Clav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mp Clav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omp Clav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eso Clav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Clav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Phase C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Clav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v.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Analog Clav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alog Clav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JP8 Clav.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Clav.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JP8 Clav.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Clav.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SynRingClav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office:value-type="string" calcext:value-type="string">
            <text:p>SynDist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2"/>
          <table:table-cell office:value-type="string" calcext:value-type="string">
            <text:p>JP8000 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2"/>
          <table:table-cell office:value-type="string" calcext:value-type="string">
            <text:p>Pulse C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tabula_SC_8850_OM_1" table:base-cell-address="$Piano.$A$1" table:cell-range-address="Piano.$A$1:Piano.$P$1155"/>
        </table:named-expressions>
      </table:table>
      <table:table table:name="Organ" table:style-name="ta2"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7" table:default-cell-style-name="ce1"/>
        <table:table-column table:style-name="co7" table:default-cell-style-name="ce1"/>
        <table:table-column table:style-name="co13" table:default-cell-style-name="ce1"/>
        <table:table-column table:style-name="co8" table:default-cell-style-name="ce1"/>
        <table:table-column table:style-name="co7" table:default-cell-style-name="ce1"/>
        <table:table-column table:style-name="co18" table:default-cell-style-name="ce1"/>
        <table:table-column table:style-name="co7" table:default-cell-style-name="ce1"/>
        <table:table-column table:style-name="co13" table:number-columns-repeated="53" table:default-cell-style-name="ce1"/>
        <table:table-row table:style-name="ro1">
          <table:table-cell office:value-type="string" calcext:value-type="string">
            <text:p>Org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gan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gan 10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ul Organ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ul 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ul 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ul 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ul Organ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ul Organ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em.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.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tunedOr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Or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gan 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. 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ul Organ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ul Organ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ul Organ 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's Organ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's Organ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60's Organ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's Organ 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rf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arf Org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eese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eese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-50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-50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O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S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gi Churc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gi Chur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X-8P 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M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0's E.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0's E.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4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ven B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ven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ven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gan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rgan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th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g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zz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azz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.Organ 16+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.Organ 16+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zz 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zz 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zz 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zz Organ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zz Organ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orus Or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Or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tunedO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Or2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ctave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rc.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erc.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gan 5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rc.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rc.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rc.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gan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Organ 3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tary Org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 Or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tary Org.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Org.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 Organ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Organ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 Org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Orga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tary Org.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Org.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urch Org.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urch Org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urch Org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urch Org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Org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urch Org2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urch Org.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Org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urch Org3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gan 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rg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em.Flut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.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.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ater Org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heater Org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ed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ed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ed Orga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Reed Organ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nd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nd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uff 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ccordion F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cordion F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ordion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rdion F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ccordion 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cordion 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ordio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ordion I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st.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o.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.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rd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ft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rmon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rmonic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Harmonica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monic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.Harp Ba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.Harp Sup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ndone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ndon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doneon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ndoneo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ndoneon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s" table:style-name="ta2">
        <table:table-column table:style-name="co13" table:default-cell-style-name="ce1"/>
        <table:table-column table:style-name="co19" table:default-cell-style-name="ce1"/>
        <table:table-column table:style-name="co20" table:default-cell-style-name="ce1"/>
        <table:table-column table:style-name="co7" table:default-cell-style-name="ce1"/>
        <table:table-column table:style-name="co21" table:default-cell-style-name="ce1"/>
        <table:table-column table:style-name="co7" table:default-cell-style-name="ce1"/>
        <table:table-column table:style-name="co5" table:default-cell-style-name="ce1"/>
        <table:table-column table:style-name="co18" table:default-cell-style-name="ce1"/>
        <table:table-column table:style-name="co7" table:default-cell-style-name="ce1"/>
        <table:table-column table:style-name="co22" table:default-cell-style-name="ce1"/>
        <table:table-column table:style-name="co13" table:number-columns-repeated="54" table:default-cell-style-name="ce1"/>
        <table:table-row table:style-name="ro1">
          <table:table-cell office:value-type="string" calcext:value-type="string">
            <text:p>Ba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coustic 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oustic Bs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usticB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oustic Bs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ckabill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abill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ild A.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ld A.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tk A.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ss + OH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ss + OH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gered Bs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ingered Bs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gered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ed Bs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gered B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ingered B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ngered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zz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azz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Jazz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zz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azz B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ock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art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ttackFi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ger Sl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orusJazzB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JazzB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.Bass/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Bass/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cked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cked B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cked Bas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cked Bas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ouble P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uted Pick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Pick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tePick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.Bass/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.Bass/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 Bs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retless 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tless Bs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 B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etless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 B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 B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yn Fretle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 Fret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Fret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r.Smoo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r.Smo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r.Smo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ood+FlessB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ood+FlessB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lap Bass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lap P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lap Po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so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nison Sla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Unison Sl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lap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lap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ap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p Bass 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lap Bass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M Sla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M Sl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ynth B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thB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ynthBass10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thBass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Bass10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.Bass10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S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S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P-4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-4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P-8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-8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5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PM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M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id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i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ci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.Bass 3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B303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B303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kno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kno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ekno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B303 Bass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Bass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icked TB30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icked TB3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B303 Saw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Saw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bber303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ubber303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so 303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303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so SH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H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SH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B303 Sqr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303 Sqr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B303 Dist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Dist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lavi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a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ungle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qua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quare Bas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peggio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rpeggio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t&amp;Saw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ing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tkSine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B sin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xiliary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3SqDist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3SqDist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3SqDistB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3Sqr.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e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th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th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2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thBass20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Bass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Bass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dular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odular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odular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q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eq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eq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G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g Oct Bas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Oct Bas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G Oct B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Oct Bas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G Blip Bs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Blip B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ef FM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ef FM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eef FM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4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ly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ly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 Wi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 Wire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X Wi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reStr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reStr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ip Bass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lip Bas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bberB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ubberBas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 Bell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d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bber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ubberB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ubber Ba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Rubber Bass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101 Bass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101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101 Bass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101Bas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mooth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mooth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mooth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101 Bass 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ike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pike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ouse Bass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use Bas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c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c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G 5th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5th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ND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ND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owM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owM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bble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ubble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ttack Pu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c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lse Mix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G Dist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q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r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G Oct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owEnv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l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istEnv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G Light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DistSyn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s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er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 table:number-rows-repeated="10484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uitar" table:style-name="ta2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14" table:default-cell-style-name="ce1"/>
        <table:table-column table:style-name="co30" table:default-cell-style-name="ce1"/>
        <table:table-column table:style-name="co7" table:default-cell-style-name="ce1"/>
        <table:table-column table:style-name="co13" table:number-columns-repeated="53" table:default-cell-style-name="ce1"/>
        <table:table-row table:style-name="ro1">
          <table:table-cell office:value-type="string" calcext:value-type="string">
            <text:p>Guita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 </text:p>
          </table:table-cell>
          <table:table-cell table:style-name="ce6"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ylon-str.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-str.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str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lon Gt.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kule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ylon Gt.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elo Harmni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elo Harm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Harm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ylon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Nylon Gt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ylon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lon Gt.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quint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Lequint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equint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eel-str.G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teel-str.G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elstr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 Gt.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-str.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ylon+Stee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+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+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k Steel 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ndol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ndo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dolin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ndoli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ndolinTre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Tr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eel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teel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eel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eel + B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zz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azz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zz Gt.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Jazz Gt.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llow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ow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dal Stee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edal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edal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waiian Gt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ean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ean Hal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lean Hal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pen Hard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pen Hard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pen Har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pen Hard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C Clean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C Clean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k Clean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orus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C Chorus 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C Chorus 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C FrontP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C FrontP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C Rear P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C Rear P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C Clean ff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Clean f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C Clean 2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Clean 2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P Rear P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P Rea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P RearA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d Tone 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ung R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ung Ru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uted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uted Dis.G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Dis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tedDis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C Muted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Muted Gt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unk P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unk 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unk 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k Gt.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unk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zz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verdrive 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verdrive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driveGt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verdriv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verdrive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re Dri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ore Dr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uitar P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tack Dr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OverDrv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P OverDrv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OverDrv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P OverDrv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Half D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Half Dr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Cho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tortion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ortion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ortion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.Gt.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t. Gt2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 Gt2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. 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zed Gu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azed 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azed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tortion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ortion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t.Fast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Fas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ttack D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edback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edback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edback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edback Gt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edback Gt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edback 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edback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wer Gu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wer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wer Gt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Gt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 Gt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th Dis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Di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th Di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ck Rhyth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Rhy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ck Rhy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ck Rhythm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Rhyth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ckRhyth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t Rtm 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t.Harmonic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t.Harm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t.Harmonix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Gt.Harmonix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t. Feedba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t.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t.Feedba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Gt.Feedback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t.Feedback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t. Feedback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c.Gt.Harmn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.Gt.Harm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c.Gt.Har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.Bass 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.Bass 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romatic_percuission" table:style-name="ta2">
        <table:table-column table:style-name="co2" table:default-cell-style-name="ce1"/>
        <table:table-column table:style-name="co31" table:default-cell-style-name="ce1"/>
        <table:table-column table:style-name="co32" table:default-cell-style-name="ce1"/>
        <table:table-column table:style-name="co7" table:default-cell-style-name="ce1"/>
        <table:table-column table:style-name="co29" table:default-cell-style-name="ce1"/>
        <table:table-column table:style-name="co7" table:default-cell-style-name="ce1"/>
        <table:table-column table:style-name="co5" table:default-cell-style-name="ce1"/>
        <table:table-column table:style-name="co13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3" table:number-columns-repeated="53" table:default-cell-style-name="ce1"/>
        <table:table-row table:style-name="ro1">
          <table:table-cell office:value-type="string" calcext:value-type="string">
            <text:p>Chromatic percuiss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 <text:s text:c="2"/>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esta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el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elesta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elesta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p Celesta 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p Celes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ckenspiel 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Glockensp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locknsp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ckenspl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ic Box1</text:p>
          </table:table-cell>
          <table:table-cell/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ic Box 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.Music Box 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Vibraphone <text:s/>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p Vibe.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p Vibe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rd Vi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braphone w 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 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b.w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Vib.w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braphones 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imba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imba w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rafon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araf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raf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rafon 2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arafo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rafo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g drum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Lo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ylophone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ylophone w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bular-bell 1</text:p>
          </table:table-cell>
          <table:table-cell/>
          <table:table-cell office:value-type="string" calcext:value-type="string">
            <text:p>Tubular-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ular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Tubularbell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urch Bell 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hurch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 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hurch Bell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illon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aril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arillo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arillon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urch Bell2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bularbellw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tur1</text:p>
          </table:table-cell>
          <table:table-cell/>
          <table:table-cell office:value-type="string" calcext:value-type="string">
            <text:p>San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antu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antur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tur 2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antu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antu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tur 3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mbalom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imbal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imbal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Zither 1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Zither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ither 2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Zither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lcimer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Dulcim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rass" table:style-name="ta2">
        <table:table-column table:style-name="co13" table:number-columns-repeated="2" table:default-cell-style-name="ce1"/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6" table:default-cell-style-name="ce1"/>
        <table:table-column table:style-name="co7" table:default-cell-style-name="ce1"/>
        <table:table-column table:style-name="co35" table:default-cell-style-name="ce1"/>
        <table:table-column table:style-name="co36" table:default-cell-style-name="ce1"/>
        <table:table-column table:style-name="co17" table:default-cell-style-name="ce1"/>
        <table:table-column table:style-name="co37" table:default-cell-style-name="ce1"/>
        <table:table-column table:style-name="co13" table:number-columns-repeated="53" table:default-cell-style-name="ce1"/>
        <table:table-row table:style-name="ro1">
          <table:table-cell office:value-type="string" calcext:value-type="string">
            <text:p>Bra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mpet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ump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mpet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ark 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mpet &amp; N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lugel Hor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gel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lugel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th Trumpet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4th Trump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right Tp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ight Tp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ght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arm Tp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arm Tp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win Tp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yn. Trump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. Trump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ombon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ombone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mbone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Trombone 2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win bon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win bo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ones &amp; T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right 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s. Trombo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s. Tromb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upho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ub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uba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a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uba + 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utedTrump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ted T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eTrumpet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up Mute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uteTrumpe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uteTrumpet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uted Horn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Hor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nch Horn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rench 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nch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h Horn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.Hor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.Hor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.Horn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Fr.Horn 2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orn + Orch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n + Or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ide FreHrn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de FreHr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.Hrn Slow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Hrn Slow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.HornS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ual Horn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ual Hor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ynth Hor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Hor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rn 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.Horn Ri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Horn R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ass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Brass 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ss f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ass f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ones Sec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ones Sec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. Brass 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ad Bras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ad Bras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ss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ss sfz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sf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ss sfz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atPop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ss Fa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ass 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rass 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umpet Fa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 F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ctave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ss + Ree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+ R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at + R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rch B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rch 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.FatPop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.Orch 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.Orch Br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.Orch Brs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ynth Bras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Bras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thBras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rass 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ly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tack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H-5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-5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KS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KS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mp B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r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.Brass 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.Brass 3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5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5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ck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rch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ct Syn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 Syn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ctave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 Brs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ybrid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ctSynBras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PF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ynth Br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r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.Brass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.Brass 2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oft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arm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ynth Bras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ync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t 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ep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ynBrass sfz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Brass sf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.Brass 4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.Brass 4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B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s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es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istSqr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P8000Saw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elo Br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lo Br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Br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 Brs2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ans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ans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lo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FX" table:style-name="ta2">
        <table:table-column table:style-name="co23" table:default-cell-style-name="ce1"/>
        <table:table-column table:style-name="co23" table:default-cell-style-name="ce3"/>
        <table:table-column table:style-name="co38" table:default-cell-style-name="ce1"/>
        <table:table-column table:style-name="co26" table:default-cell-style-name="ce1"/>
        <table:table-column table:style-name="co39" table:default-cell-style-name="ce1"/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14" table:number-columns-repeated="5" table:default-cell-style-name="ce1"/>
        <table:table-column table:style-name="co7" table:default-cell-style-name="ce1"/>
        <table:table-column table:style-name="co12" table:default-cell-style-name="ce1"/>
        <table:table-column table:style-name="co13" table:number-columns-repeated="49" table:default-cell-style-name="ce1"/>
        <table:table-row table:style-name="ro1">
          <table:table-cell office:value-type="string" calcext:value-type="string">
            <text:p>SFX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Fret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t.Fret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Gt.FretNoiz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Gt.FretNoiz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Cut Nois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 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ring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CutNoise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z.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ist.CutNoiz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st.CutNo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st.CutNz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ass Slid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ss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ss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ick Scrap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ick Scr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ick Scr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 FX Menu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t. FX Men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artok Pizz.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artok Pizz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uitar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itar Sl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hord Strok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Chord Strok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iwa Strok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wa Strok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iwa Tremol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wa Tremo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.Bs.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.Gt.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.Gt.Nz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.Gt.Nz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.Stroke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Slide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.Bs.Mute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.Bs.Touch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.Bs.Atack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C Up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C DownMt.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C UpMt.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C Down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stGT.Up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stGT.Dwn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stGT.Dwn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stGT.Mut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StrokeNz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lGt.Sld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lGt.Sld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lGt.SldN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lGt.SldN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Stroke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Stroke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StrokeN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StrokeN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eath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reath 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reathNoise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BreathNoise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l.Key Cl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 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Cli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th 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l.Breath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l.Breat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l.Breath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ox Breath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ox Breat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rombone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rumpet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in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ri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nk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Pink 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hite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White 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orse-Gall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-Gall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Gallo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Gall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ir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row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ncy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Telephone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Telephon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DoorCreak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Crea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k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Wind Chim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Scratch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ScratchKe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Ke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TapeRe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peRewi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Phono Nois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hono No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MC-500 Beep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MC-500 Bee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Scratch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Scratch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Scratch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Scratch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Scratch 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Car-Eng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Car-St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Car-P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Car-Cras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Jetplan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Starshi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Burst Nois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Calculati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lcul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Perc. Ba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erc. Ba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Bur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Glass &amp; G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Ice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Over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Crack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Pour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So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Open CD T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Audio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Key Typ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SL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S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Car Engi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Car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Boee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R.Cro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Compres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Sword Boo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Sword C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Stab!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Stab!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Laugh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Scream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Heart Beat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Heart B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Heart Beat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Heart Beat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Applaus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Small Club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Clu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Applause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Baby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Voice O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Voice Tw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w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Voice Thre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hre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Voice Ta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a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Voice Whe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Wh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Voice Ki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Voice Com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Voice A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Voice O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Voice H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Lasergu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rup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Big Sho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 Sh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xplosio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 table:number-rows-repeated="1048429">
          <table:table-cell table:number-columns-repeated="64"/>
        </table:table-row>
        <table:table-row table:style-name="ro1">
          <table:table-cell/>
          <table:table-cell table:style-name="ce1"/>
          <table:table-cell table:number-columns-repeated="62"/>
        </table:table-row>
      </table:table>
      <table:table table:name="Drums" table:style-name="ta2">
        <table:table-column table:style-name="co40" table:default-cell-style-name="ce1"/>
        <table:table-column table:style-name="co4" table:number-columns-repeated="2" table:default-cell-style-name="ce1"/>
        <table:table-column table:style-name="co4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2" table:default-cell-style-name="ce1"/>
        <table:table-column table:style-name="co13" table:number-columns-repeated="57" table:default-cell-style-name="ce1"/>
        <table:table-row table:style-name="ro1">
          <table:table-cell office:value-type="string" calcext:value-type="string">
            <text:p>Drums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SC-8850 map</text:p>
          </table:table-cell>
          <table:table-cell/>
          <table:table-cell office:value-type="string" calcext:value-type="string">
            <text:p>SC-88Pro map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SC-55 map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DARD 1</text:p>
          </table:table-cell>
          <table:table-cell/>
          <table:table-cell office:value-type="string" calcext:value-type="string">
            <text:p>STANDARD 1</text:p>
          </table:table-cell>
          <table:table-cell/>
          <table:table-cell office:value-type="string" calcext:value-type="string">
            <text:p>STANDARD 1</text:p>
          </table:table-cell>
          <table:table-cell office:value-type="string" calcext:value-type="string">
            <text:p>STANDARD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DARD L/R</text:p>
          </table:table-cell>
          <table:table-cell/>
          <table:table-cell office:value-type="string" calcext:value-type="string">
            <text:p>STANDARD 3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ROOM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ROOM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 HOP</text:p>
          </table:table-cell>
          <table:table-cell/>
          <table:table-cell office:value-type="string" calcext:value-type="string">
            <text:p>HIP HOP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NGLE</text:p>
          </table:table-cell>
          <table:table-cell/>
          <table:table-cell office:value-type="string" calcext:value-type="string">
            <text:p>JUNGLE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HNO</text:p>
          </table:table-cell>
          <table:table-cell/>
          <table:table-cell office:value-type="string" calcext:value-type="string">
            <text:p>TECHNO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M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WER</text:p>
          </table:table-cell>
          <table:table-cell/>
          <table:table-cell table:number-columns-repeated="2" office:value-type="string" calcext:value-type="string">
            <text:p>POWER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ELECTRONIC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-808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808</text:p>
          </table:table-cell>
          <table:table-cell/>
          <table:table-cell office:value-type="string" calcext:value-type="string">
            <text:p>TR-808/909</text:p>
          </table:table-cell>
          <table:table-cell office:value-type="string" calcext:value-type="string">
            <text:p>TR-808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-78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R-78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-606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606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-707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707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-909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909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ZZ</text:p>
          </table:table-cell>
          <table:table-cell/>
          <table:table-cell office:value-type="string" calcext:value-type="string">
            <text:p>JAZZ</text:p>
          </table:table-cell>
          <table:table-cell/>
          <table:table-cell table:number-columns-repeated="2" office:value-type="string" calcext:value-type="string">
            <text:p>JAZZ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ZZ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RUSH</text:p>
          </table:table-cell>
          <table:table-cell/>
          <table:table-cell table:number-columns-repeated="2" office:value-type="string" calcext:value-type="string">
            <text:p>BRUSH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H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H 2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ORCHESTRA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CK &amp; SNARE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ASIA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MBAL&amp;CLAPS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YMBAL&amp;CLAPS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ELAN 1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ELAN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FX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FX</text:p>
          </table:table-cell>
          <table:table-cell/>
          <table:table-cell table:number-columns-repeated="2" office:value-type="string" calcext:value-type="string">
            <text:p>SFX</text:p>
          </table:table-cell>
          <table:table-cell table:number-columns-repeated="5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YTHM FX 2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RHYTHM FX 2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YTHM FX 3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FX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M&amp;CLAPS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office:value-type="string" calcext:value-type="string">
            <text:p>CM-64/32L</text:p>
          </table:table-cell>
          <table:table-cell table:number-columns-repeated="57"/>
        </table:table-row>
        <table:table-row table:style-name="ro1" table:number-rows-repeated="10485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tabula_SC_8850_OM__1" table:base-cell-address="$Drums.$A$1" table:cell-range-address="Drums.$A$2:Drums.$H$40"/>
        </table:named-expressions>
      </table:table>
      <table:table table:name="Ethnic,_etc" table:style-name="ta2">
        <table:table-column table:style-name="co42" table:default-cell-style-name="ce1"/>
        <table:table-column table:style-name="co43" table:default-cell-style-name="ce1"/>
        <table:table-column table:style-name="co4" table:default-cell-style-name="ce1"/>
        <table:table-column table:style-name="co7" table:default-cell-style-name="ce1"/>
        <table:table-column table:style-name="co34" table:default-cell-style-name="ce1"/>
        <table:table-column table:style-name="co44" table:default-cell-style-name="ce1"/>
        <table:table-column table:style-name="co5" table:number-columns-repeated="2" table:default-cell-style-name="ce1"/>
        <table:table-column table:style-name="co34" table:default-cell-style-name="ce1"/>
        <table:table-column table:style-name="co45" table:default-cell-style-name="ce1"/>
        <table:table-column table:style-name="co37" table:default-cell-style-name="ce1"/>
        <table:table-column table:style-name="co7" table:default-cell-style-name="ce1"/>
        <table:table-column table:style-name="co13" table:number-columns-repeated="52" table:default-cell-style-name="ce1"/>
        <table:table-row table:style-name="ro1">
          <table:table-cell office:value-type="string" calcext:value-type="string">
            <text:p>Ethnic, et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ita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tar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ta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itar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itar 2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tune S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etune S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DetuneS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tar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tar 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tar/Dr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tar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ambr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am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m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ambour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ambo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mbo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anj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Muted Banj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Muted 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bab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b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Rab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n Xi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n X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opichan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pi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Gopi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u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ud+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ud+String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i P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 P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amise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mi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mise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hamisen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sugaru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suga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suga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yn Shamis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 Shamis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ot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ot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oto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Koto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u Zhe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u Zhe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aisho Kot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aisho K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isho K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sho Koto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no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n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Kan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noon+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noon+Choi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Oct Har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ct Har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alimb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anz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nz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dh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dhran 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agpip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idgerido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dgerid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illean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illnPipe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illnPipe 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id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Fiddl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Fiddle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r Hu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r H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ao Hu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ao H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hana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n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nai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hanai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hanai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na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na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ung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un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Pun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ichirik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ichiri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Hichiri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zma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izm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uona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uona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uon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uona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inkle Bell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Tinkle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nkle 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Tinkle Bell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ona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on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n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amelan Go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amelan G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amelanG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t.Gamelan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St.Game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Game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ang Gu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Jang-G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ego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bla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em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AMA Cymbal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RAMA Cym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AMA Cym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aj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elontu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elontuk M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elontuk Si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opyak 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opyak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eng C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you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empu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ngl Cr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rash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ideCym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ideBell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gogo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tarigan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tarig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Atariga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mbour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mbour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teel Drums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Steel Dru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teel Drums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Steel Drums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sland Mlt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Island Ml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oodblo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stanet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klu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ngklu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kl Rhythm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Angkl Rhyth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inger Sna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nger Sna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09 HandC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HandCl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andClap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mall Taik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Taik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ncert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ncertBD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gle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ungle B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echno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chno B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ou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KendangW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baron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elegon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hola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hola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ngl BD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Kick Menu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Kick Menu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Kick Menu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Kick Menu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elo. Tom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al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al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al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al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azz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rush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elo. Tom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ock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ock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ock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ash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sh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ouse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use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ungle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ungle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09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ngl SD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D Menu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D Menu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D Menu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D Menu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D Menu 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ynth Dru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808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lec Per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ine Perc.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Sine Perc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606 To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06 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09 To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606 Dist.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erse Cy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erse Cym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Cy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erse Cym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erse Cy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Snare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Snar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Kick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Kic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Kic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Con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Con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Con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Tom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Tom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Tom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Tom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SD 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SD 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SD Men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BD 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BD 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BD Men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.Clap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51"/>
        </table:table-row>
        <table:table-row table:style-name="ro1" table:number-rows-repeated="10484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_SFX" table:style-name="ta2">
        <table:table-column table:style-name="co42" table:default-cell-style-name="ce1"/>
        <table:table-column table:style-name="co13" table:default-cell-style-name="ce1"/>
        <table:table-column table:style-name="co46" table:default-cell-style-name="ce1"/>
        <table:table-column table:style-name="co47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54" table:default-cell-style-name="ce1"/>
        <table:table-row table:style-name="ro1">
          <table:table-cell office:value-type="string" calcext:value-type="string">
            <text:p>Synth SF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 <text:s/></text:p>
          </table:table-cell>
          <table:table-cell table:style-name="Default" office:value-type="string" calcext:value-type="string">
            <text:p>PC</text:p>
          </table:table-cell>
          <table:table-cell table:style-name="Default"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7" calcext:value-type="float">
            <text:p>097</text:p>
          </table:table-cell>
          <table:table-cell table:style-name="Default" office:value-type="string" calcext:value-type="string">
            <text:p>Ice Ra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ce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Ice Rai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Ice Rain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Harmo Ra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mo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mo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African woo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frican 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frican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Anklung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klung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Rattl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ttl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Saw Impu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table:style-name="Default" office:value-type="string" calcext:value-type="string">
            <text:p>Strange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table:style-name="Default" office:value-type="string" calcext:value-type="string">
            <text:p>FastFWD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Clavi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lavi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avi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Default" office:value-type="string" calcext:value-type="string">
            <text:p>EP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Default" office:value-type="string" calcext:value-type="string">
            <text:p>Tambra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Default" office:value-type="string" calcext:value-type="string">
            <text:p>CP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8" calcext:value-type="float">
            <text:p>098</text:p>
          </table:table-cell>
          <table:table-cell table:style-name="Default" office:value-type="string" calcext:value-type="string">
            <text:p>Soundtr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undtrack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Ancestr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Prologu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r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Prologu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logu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Hols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ls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History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9" calcext:value-type="float">
            <text:p>099</text:p>
          </table:table-cell>
          <table:table-cell table:style-name="Default" office:value-type="string" calcext:value-type="string">
            <text:p>Cryst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Syn Mall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 M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 Mallet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 Mallet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Soft Cryst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ft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Round Glo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un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un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Loud Glo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u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u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GlockenChim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lockenCh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locknCh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table:style-name="Default" office:value-type="string" calcext:value-type="string">
            <text:p>Clear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lea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ea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table:style-name="Default" office:value-type="string" calcext:value-type="string">
            <text:p>ChristmasBe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ristmas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X'mas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Vibra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ibra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ibra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Default" office:value-type="string" calcext:value-type="string">
            <text:p>Digi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gi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igi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Default" office:value-type="string" calcext:value-type="string">
            <text:p>Music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usic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Default" office:value-type="string" calcext:value-type="string">
            <text:p>Analog Be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nalog Be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table:style-name="Default" office:value-type="string" calcext:value-type="string">
            <text:p>Blow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table:style-name="Default" office:value-type="string" calcext:value-type="string">
            <text:p>Hyp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table:style-name="Default" office:value-type="string" calcext:value-type="string">
            <text:p>Choral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al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oral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table:style-name="Default" office:value-type="string" calcext:value-type="string">
            <text:p>Air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i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i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table:style-name="Default" office:value-type="string" calcext:value-type="string">
            <text:p>Bell Har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ll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ell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table:style-name="Default" office:value-type="string" calcext:value-type="string">
            <text:p>Gamelimb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amel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amel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table:style-name="Default" office:value-type="string" calcext:value-type="string">
            <text:p>JUNO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table:style-name="Default" office:value-type="string" calcext:value-type="string">
            <text:p>JP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table:style-name="Default" office:value-type="string" calcext:value-type="string">
            <text:p>Pizz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table:style-name="Default" office:value-type="string" calcext:value-type="string">
            <text:p>Bottom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tm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Atmosphere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Warm Atmo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Nylon Har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Nylon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Harp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p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HollowRelea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llowRel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llowRel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Nylon+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+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Nylon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Ambient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mbien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mbien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Invisibl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nvisi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ulsey Ke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y Ke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Noise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oise 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Heaven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Tambra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igh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rightness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hining S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ining S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OB Stab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ta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Brass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Choir St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D-50 Ret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Southern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Symbolic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Org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Goblins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bl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obl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50's Sci-F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0's Sci-F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0's Sci-F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Abducti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bduc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Auhbien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uhbi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LFO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Random St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ndom St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Random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ndom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LowBirds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wBirds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Falling Dow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lling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LFO 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R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LFO Horro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Horr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LFO Tech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Tech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Alternati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ltern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UFO F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UFO F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Gargle M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argle M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weep F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weep F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LM Has C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FallinIns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LFO Oct.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Just Bef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RND Fl.Ch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RandomEn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Random 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Eating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Noise&amp;Saw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our Mag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DancingDr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Dirty S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Big 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Static H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Atl.Mod.F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Acid Co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cho Dro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cho D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Drop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Echo Drops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cho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Bell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Echo Bell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cho P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Pa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Echo Pan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Echo P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P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P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ig Pann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Reso Pann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eso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Water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ter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ter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Echo Syn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an Sequen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 Seque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Aqu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qu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Pannin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Panning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Star Them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r Th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r Them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tar Theme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tar Them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r Them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rThem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Star M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tar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Rep.T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Etheral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Mystic Pa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ream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ream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Silky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ky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Dream P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Silky P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New Centur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New Centur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7th Atmos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th Atmo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Galaxy Wa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alaxy W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Rising OSC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 table:number-rows-repeated="10484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_lead" table:style-name="ta2">
        <table:table-column table:style-name="co13" table:number-columns-repeated="64" table:default-cell-style-name="ce1"/>
        <table:table-row table:style-name="ro1">
          <table:table-cell office:value-type="string" calcext:value-type="string">
            <text:p>Synth lea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0 081 Square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quare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quare Wav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quare Wave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1 MG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2 Hollow Min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Hollow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llow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3 Mellow F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 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ow 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4 CC S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C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C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5 Shmoo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m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m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6 LM Squar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7 JP8000 T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8 2600 S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2600 S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 Wav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ine Wave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9 Sine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ine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0 KG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KG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1 Twin 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6 P5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7 OB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8 JP-8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-8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9 Dist 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0 303SquarDs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1 303SquarDs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2 303 Mix Sq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3 Dual Sqr&amp;S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4 Pulse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5 JP8 PulseLd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PulseLd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6 JP8 PulseLd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PulseLd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7 MG Reso. Pl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Reso. Pl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8 JP8 PulseL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9 260Ring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30 303Dist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31 JP8000Dist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32 HipHop Sin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33 HipHop Sq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34 HipHop Pls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35 Flux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w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w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w Wav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aw Wave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2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2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w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aw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lse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ulse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line G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line 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line 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g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lo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lo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-300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R-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R-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A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LA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A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octor S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octor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octor Solo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Doctor Solo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at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P8000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-50 Fat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-50 Fat S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B Double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JP Double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atSawLe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P SuperS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aspy 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s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s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M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M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S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S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G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G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OB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B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-50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-50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H-101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-101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S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S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G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B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5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5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G unis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unis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Oct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tural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equenceSa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quenceSaw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equenceSaw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equenceSaw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so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heese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heese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hythmic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hythmic S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equenced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echno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yn.Calliop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Calli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Calliop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Calliope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nt 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nt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nt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re Pan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re Pan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urePan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M Pure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 Blow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hiffer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iffer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ifferLe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hifferLead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B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B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brid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son Sqr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tSolo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ceful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t.Unison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nison Saw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d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d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owding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 Sq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ar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harang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re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B.Char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t GR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ndy GR 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llow GR 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 &amp; Pu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st.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ist.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id Guitar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cid Guitar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cid Guitar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cid Guitar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nce Dst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nceDst.G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5 Sync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Sync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at Sync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Sync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ock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5th DecaSync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DecaSy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irty Syn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rty Sy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ualSync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A Brass 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JUNO Sub Os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UNO Sub Os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600 Sub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P8000Fd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olo 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lo 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lo Vox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olo Vox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o Vox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x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FO 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Vo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ox Le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th Saw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Saw 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th Saw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5th Saw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 Fiv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F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F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th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th Ana.Clav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Ana.Cla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th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P 5th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P8000 5th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th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4th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ss &amp;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ss &amp;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ss &amp; Le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ass &amp; Lead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 &amp; R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&amp; 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&amp; 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t &amp; Perk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&amp; Per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t &amp; Per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UNO Rav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UNO R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P8 BsLead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BsLead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P8 BsLead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BsLead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H-5 Bs.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-5 Bs.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layed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ynth pad, et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0 089 Fantasi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nta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ntasia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Fantasia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1 Fantasia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ntasi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ntasi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2 New Ag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ew Ag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3 Bell Heav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ll Heav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4 Fantasi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5 Fantasia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6 After D 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7 260Harm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0 090 Warm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Warm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Pa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Warm Pad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1 Thick Matri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hick Matri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ck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2 Horn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n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rn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3 Rotary Str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tary Str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Str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4 OB Soft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Soft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5 S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6 OB Soft Pa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8 Octav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9 Stack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0 Human 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1 Sync Brs.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2 Oct.PWM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3 JP Sof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0 091 Poly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lysynth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Polysynth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1 80's PolySy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80's PolyS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80'sPolyS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2 Polysynth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synth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3 Poly Ki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 K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4 Super Po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8 Power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9 Octave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0 Reso Sta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1 Techno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chno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2 Pulse S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3 TwinOct.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4 Oct.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5 Hap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6 Forward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7 Reverse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4 Minor 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0 092 Space Voic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pace 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pace Voic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pace Voice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1 Heaven I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eave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eave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2 SC Heav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C Heav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3 Ito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4 Water 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5 Cold Spa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6 Noise 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7 Bamboo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8 Cosmic Voi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osmic Voi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9 Auh Vo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uh Vo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0 AuhAu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uhAu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1 Vocorderm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corderm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2 Holy Vo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owed Gl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owed G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wed Gla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owed Glass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Bell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Bell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8 Sq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Sqr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thBel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thBel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el Gla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ttle S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etal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tal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tal P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Metal Pad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n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nne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ner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anner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eel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ecial 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al Pa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lo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lo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lo P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Halo Pad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x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x Swe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Sw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orro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ror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ynVox 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nVox Pa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reath&amp;R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ears Vo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weep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weep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weep Pa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weep Pad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ar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ola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la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bient BP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ync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arri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nverg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onve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onve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hwimm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w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w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elestial P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elestial 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elestial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g Swe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g Sw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weep Pi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weep S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ep 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ay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 table:number-rows-repeated="10483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rings,_orchestra" table:style-name="ta2">
        <table:table-column table:style-name="co13" table:number-columns-repeated="64" table:default-cell-style-name="ce1"/>
        <table:table-row table:style-name="ro1">
          <table:table-cell office:value-type="string" calcext:value-type="string">
            <text:p>Strings/orchestr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 PC SC-8850 Map 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0 041 Violin: 2 [Pro]</text:p>
          </table:table-cell>
          <table:table-cell office:value-type="string" calcext:value-type="string">
            <text:p>Violin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1 Violin Atk: 2 [Pro]</text:p>
          </table:table-cell>
          <table:table-cell office:value-type="string" calcext:value-type="string">
            <text:p>Violin Atk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08 Slow Violin 1 [Pro]</text:p>
          </table:table-cell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0 042 Viola: 2 [Pro]</text:p>
          </table:table-cell>
          <table:table-cell office:value-type="string" calcext:value-type="string">
            <text:p>Viola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ol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1 Viola Atk.: 2 [Pro]</text:p>
          </table:table-cell>
          <table:table-cell office:value-type="string" calcext:value-type="string">
            <text:p>Viola Atk.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00 043 Cello: 2</text:p>
          </table:table-cell>
          <table:table-cell office:value-type="string" calcext:value-type="string">
            <text:p>Cello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o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1 Cello Atk.: 2</text:p>
          </table:table-cell>
          <table:table-cell office:value-type="string" calcext:value-type="string">
            <text:p>Cello Atk.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00 044 Contrabass <text:s/>1</text:p>
          </table:table-cell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0 045 Tremolo Str 1 [Pro]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2 Trem Str.St.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08 Slow Tremolo 1 [Pro]</text:p>
          </table:table-cell>
          <table:table-cell office:value-type="string" calcext:value-type="string">
            <text:p>Slow Trem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owTrem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09 Suspense Str 2 [Pro]</text:p>
          </table:table-cell>
          <table:table-cell office:value-type="string" calcext:value-type="string">
            <text:p>Suspense S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uspenseS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10 SuspenseStr2 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00 046 PizzicatoStr 1 [Pro]</text:p>
          </table:table-cell>
          <table:table-cell office:value-type="string" calcext:value-type="string">
            <text:p>Pizzicato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izz. St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icato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1 Vcs&amp;Cbs Pizz 2 [Pro]</text:p>
          </table:table-cell>
          <table:table-cell office:value-type="string" calcext:value-type="string">
            <text:p>Vcs&amp;Cbs Piz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02 Chamber Pizz 2 [Pro]</text:p>
          </table:table-cell>
          <table:table-cell office:value-type="string" calcext:value-type="string">
            <text:p>Chamber Piz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03 St.Pizzicato 2 [Pro]</text:p>
          </table:table-cell>
          <table:table-cell office:value-type="string" calcext:value-type="string">
            <text:p>St. Pizzica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08 Solo Pizz. <text:s/>1 [Pro]</text:p>
          </table:table-cell>
          <table:table-cell office:value-type="string" calcext:value-type="string">
            <text:p>Solo Pizz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16 Solo Spic. <text:s/>1 [Pro]</text:p>
          </table:table-cell>
          <table:table-cell office:value-type="string" calcext:value-type="string">
            <text:p>Solo Spic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17 StringsSpic.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00 047 Harp1 [Pro]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1 Harp&amp;Strings 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02 Harp St.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08 Uillean Harp 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16 Synth Harp <text:s/>1 [Pro]</text:p>
          </table:table-cell>
          <table:table-cell office:value-type="string" calcext:value-type="string">
            <text:p>Synth Har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24 Yang Qin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25 Yang Qin 2 <text:s/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26 SynthYangQin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00 048 Timpani1 [Pro]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nsemb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0 049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1 Bright Str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ight Str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ng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2 ChamberS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mberStr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3 Cello sec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ello sec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4 Bright St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5 Bright Str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6 Quad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7 Mild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8 Orchestr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9 Orchestra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chestr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0 Tremolo Orc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olo 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olo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1 Choir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ir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ir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2 Strings+Hor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rings+Hor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3 Str.+Flu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4 Choir Str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5 Choir Str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6 St.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7 St.String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8 St.Strings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9 Orchestr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0 Orchestra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4 Velo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32 Oct String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String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33 Oct String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String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34 ContraBsS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40 60s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0 050 Slow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1 SlowString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trings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 Str.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2 SlowString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8 Legato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egato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egato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9 Warm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0 St.Slow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Slow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Slow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1 St.Slow St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2 S.Str+Cho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3 S.Str+Choi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0 051 Syn.String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String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Strings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1 OB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B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2 Stack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3 JP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4 Chorus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8 Syn.String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Strings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Strings3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9 Syn.String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0 Syn.Strings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1 Syn.Strings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2 LoFi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6 High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igh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7 Hybrid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4 Tron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on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5 Noiz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oiz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0 052 Syn.String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Strings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Strings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1 Syn.Strings5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2 JUNO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3 Filtered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4 JP Saw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5 Hybrid St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6 Dist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7 JUNOFull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8 Air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ir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9 Atk Syn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0 Straight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0 053 Choir A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8 St.ChoirAah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ChoirAa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09 Melted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ted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llo 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0 Church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1 Boys Choir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2 Boys Choi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3 St.Boys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4 Rich Cho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16 Choir H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ir H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24 Chorus L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rus L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32 Chorus Aah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Aa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irAahs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hoir Aahs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33 Male Aah+St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le Aah+St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oice Ooh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orus Oo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ice Ooh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orus Ooh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ohsCodeMa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ohsCodeSus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zz S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ice D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oice D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zVoice D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zVoice B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JzVoice D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JzVoice T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oiceLa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horusLah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oiceLu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orusLuh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oiceLan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horusLan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oiceAa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oiceUu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em Lah&amp;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oiceWa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horusWah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oiceWo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horusWoh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VoiceAa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VoiceOo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um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ynVo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V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Vox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Vox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Vox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Vox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yn.Voi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Vo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Vo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ilent Nigh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ent N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n.Voice 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P330 Choi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P330 Choi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inyl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inyl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JX8P 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nalog 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chestra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ch.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chest.Hit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s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th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ro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mpact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mpact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Impact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hilly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hilly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hilly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ouble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ouble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rc.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erc.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hock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ock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ounce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rill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hrill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 Fi 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 Fi 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 Fi 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echno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echno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ist.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st.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am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m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it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it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im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im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chnorg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echnorg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ave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ve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trings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rings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tack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dustry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lap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4"/>
        </table:table-row>
        <table:table-row table:style-name="ro1" table:number-rows-repeated="104840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ed" table:style-name="ta2">
        <table:table-column table:style-name="co13" table:number-columns-repeated="64" table:default-cell-style-name="ce1"/>
        <table:table-row table:style-name="ro1">
          <table:table-cell office:value-type="string" calcext:value-type="string">
            <text:p>Re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00 065</text:p>
          </table:table-cell>
          <table:table-cell office:value-type="string" calcext:value-type="string">
            <text:p>Soprano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prano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oprano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0 066</text:p>
          </table:table-cell>
          <table:table-cell office:value-type="string" calcext:value-type="string">
            <text:p>Alto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oSax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ltoSax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er Al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w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row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toSax + T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ltoSax + T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x S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0 067</text:p>
          </table:table-cell>
          <table:table-cell office:value-type="string" calcext:value-type="string">
            <text:p>Tenor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nor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nor S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or Sax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nor Sax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nor Sax 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thyTn.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eathyTn.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athyTn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.Tenor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 Tenor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0 068</text:p>
          </table:table-cell>
          <table:table-cell office:value-type="string" calcext:value-type="string">
            <text:p>Baritone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ritone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itone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itoneSax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i. Sax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ri. Sax 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ri &amp; T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0 069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boe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oe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ti Ree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lti Re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0 070</text:p>
          </table:table-cell>
          <table:table-cell office:value-type="string" calcext:value-type="string">
            <text:p>English Hor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nglish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nglish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ishHorn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00 071</text:p>
          </table:table-cell>
          <table:table-cell office:value-type="string" calcext:value-type="string">
            <text:p>Bassoo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00 072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s Clarin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s 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s 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ti 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lti Wi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d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ip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00 073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ccolo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colo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y Trem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ay Tremol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0 074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te 2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 2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ute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t Travels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lt Travels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ute + Vl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lute + Vl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pe &amp; R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on 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on Flu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di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0 075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c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Recorder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00 076</text:p>
          </table:table-cell>
          <table:table-cell office:value-type="string" calcext:value-type="string">
            <text:p>Pan Flut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 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an 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 Flute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wal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w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Kaw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ampon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Zampon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ampona At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Zampona At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in Whi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nWhtsle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inWhtsle 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0 077</text:p>
          </table:table-cell>
          <table:table-cell office:value-type="string" calcext:value-type="string">
            <text:p>Bottle Blo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00 078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akuha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hakuhachi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kuhachi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akuhachi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0 079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Whi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Whistle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stl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histl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00 080</text:p>
          </table:table-cell>
          <table:table-cell office:value-type="string" calcext:value-type="string">
            <text:p>Ocarin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ca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carina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Ocarina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.00.0000</text:date>, <text:time style:data-style-name="N2" text:time-value="16:02:33.619630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initial-creator>Johannes Unger</meta:initial-creator>
    <meta:creation-date>2019-08-27T10:28:42Z</meta:creation-date>
    <dc:date>2020-05-08T16:26:46.473579259</dc:date>
    <meta:editing-cycles>16</meta:editing-cycles>
    <meta:editing-duration>PT1H13M38S</meta:editing-duration>
    <meta:document-statistic meta:table-count="13" meta:cell-count="10600" meta:object-count="0"/>
  </office:meta>
</office:document-meta>
</file>